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/>
    <style:font-face style:name="Courier 10 Pitch" svg:font-family="'Courier 10 Pitch'" style:font-adornments="Обычный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horndale AMT" svg:font-family="'Thorndale AMT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Verdana" svg:font-family="Verdana" style:font-adornments="Обычный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Таблица1" style:family="table">
      <style:table-properties style:width="16.519cm" table:align="right"/>
    </style:style>
    <style:style style:name="Таблица1.A" style:family="table-column">
      <style:table-column-properties style:column-width="1.984cm"/>
    </style:style>
    <style:style style:name="Таблица1.B" style:family="table-column">
      <style:table-column-properties style:column-width="4.927cm"/>
    </style:style>
    <style:style style:name="Таблица1.C" style:family="table-column">
      <style:table-column-properties style:column-width="4.805cm"/>
    </style:style>
    <style:style style:name="Таблица1.D" style:family="table-column">
      <style:table-column-properties style:column-width="4.803cm"/>
    </style:style>
    <style:style style:name="Таблица1.A1" style:family="table-cell">
      <style:table-cell-properties fo:background-color="#666699" fo:padding="0.097cm" fo:border="none">
        <style:background-image/>
      </style:table-cell-properties>
    </style:style>
    <style:style style:name="Таблица1.A2" style:family="table-cell">
      <style:table-cell-properties fo:padding="0.097cm" fo:border="none"/>
    </style:style>
    <style:style style:name="Таблица1.A3" style:family="table-cell">
      <style:table-cell-properties fo:background-color="#ccccff" fo:padding="0.097cm" fo:border="none">
        <style:background-image/>
      </style:table-cell-properties>
    </style:style>
    <style:style style:name="P1" style:family="paragraph" style:parent-style-name="Text_20_body_20_indent">
      <style:paragraph-properties fo:text-align="start" style:justify-single-word="false" fo:background-color="transparent" style:shadow="none">
        <style:tab-stops/>
        <style:background-image/>
      </style:paragraph-properties>
    </style:style>
    <style:style style:name="P2" style:family="paragraph" style:parent-style-name="Table_20_Contents">
      <style:text-properties fo:color="#ffffff" fo:font-weight="bold" style:font-weight-asian="bold" style:font-weight-complex="bold"/>
    </style:style>
    <style:style style:name="P3" style:family="paragraph" style:parent-style-name="Contents_20_2">
      <style:paragraph-properties>
        <style:tab-stops>
          <style:tab-stop style:position="16.536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.036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37cm" style:type="right" style:leader-style="dotted" style:leader-text="."/>
        </style:tab-stops>
      </style:paragraph-properties>
    </style:style>
    <style:style style:name="P6" style:family="paragraph" style:parent-style-name="Header">
      <style:paragraph-properties style:border-line-width-bottom="0.002cm 0.088cm 0.035cm" fo:padding="0cm" fo:border-left="none" fo:border-right="none" fo:border-top="none" fo:border-bottom="0.125cm double #000000" style:shadow="none"/>
      <style:text-properties fo:font-style="italic" style:font-style-asian="italic" style:font-style-complex="italic"/>
    </style:style>
    <style:style style:name="P7" style:family="paragraph" style:parent-style-name="Text_20_body_20_indent" style:list-style-name="L1"/>
    <style:style style:name="P8" style:family="paragraph" style:parent-style-name="Text_20_body_20_indent" style:list-style-name="L2"/>
    <style:style style:name="P9" style:family="paragraph" style:parent-style-name="Text_20_body_20_indent" style:list-style-name="L3"/>
    <style:style style:name="P10" style:family="paragraph" style:parent-style-name="Text_20_body_20_indent">
      <style:paragraph-properties fo:text-align="justify" style:justify-single-word="false" fo:background-color="transparent" style:shadow="none">
        <style:tab-stops/>
        <style:background-image/>
      </style:paragraph-properties>
    </style:style>
    <style:style style:name="P11" style:family="paragraph" style:parent-style-name="Heading_20_1">
      <style:paragraph-properties fo:text-align="start" style:justify-single-word="false" fo:background-color="transparent" style:shadow="none">
        <style:tab-stops/>
        <style:background-image/>
      </style:paragraph-properties>
    </style:style>
    <style:style style:name="T1" style:family="text">
      <style:text-properties style:font-name="Courier New" fo:font-size="10pt" style:font-size-asian="10pt" style:font-size-complex="10pt"/>
    </style:style>
    <style:style style:name="T2" style:family="text">
      <style:text-properties style:font-name="Courier New" fo:font-size="10pt" fo:background-color="#ffff00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3pt" fo:letter-spacing="normal" style:font-size-asian="10.5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Тема">Как создать письмо с вложениями используя только блокнот?</text:p>
      <text:p text:style-name="Signature"><text:span text:style-name="T7">Автор</text:span>: Камнев <text:span text:style-name="T7">Георгий</text:span></text:p>
      <text:h text:style-name="P11" text:outline-level="1">Формат писем multipart/related</text:h>
      <text:p text:style-name="P1">Есть несколько форматов для отправки писем с вложениями, это один из них.</text:p>
      <text:p text:style-name="P10">Как правило письма, это файлы определенного формата, которые хранятся на SMTP серверах ожидая отправки или чтения POP клиентами.</text:p>
      <text:h text:style-name="Heading_20_2" text:outline-level="2">Оригинальное письмо</text:h>
      <text:p text:style-name="Text_20_body_20_indent">Ниже приводится оригинальное письмо, если бы это был файл.</text:p>
      <text:p text:style-name="code">X-Sendmail-Cmdline: sendmail_stub.pl -t -i<text:line-break/>Subject: test csv<text:line-break/>To: "witch.katya@gmail.com"<text:line-break/>MIME-Version: 1.0<text:line-break/>Content-Type: multipart/related;<text:line-break/> boundary="----------e838f15a9226cee74099c5f2f85cdd22"<text:line-break/><text:line-break/><text:line-break/>This is a multi-part message in MIME format.<text:line-break/><text:line-break/>------------e838f15a9226cee74099c5f2f85cdd22<text:line-break/>Content-Type: text/html; charset="windows-1251"<text:line-break/>Content-Transfer-Encoding: base64<text:line-break/><text:line-break/>Pgh0bWw+PGJvZHk+3fLuIO08Yj7gPC9iPu/o8eDrIPHg7O7v4Ov87fvpIPDu4e7yPC9i<text:line-break/>b2R5PjwvaHRtbD4NCg==<text:line-break/><text:line-break/>------------e838f15a9226cee74099c5f2f85cdd22<text:line-break/>Content-Type: application/octet-stream; name="excel.csv"<text:line-break/>Content-Transfer-Encoding: base64<text:line-break/>Content-Disposition: inline;<text:line-break/> filename="excel.csv"<text:line-break/><text:line-break/>1ODs6Ovo/ztlMTtlMjtkMTtzZWxlY3QNCnNzc2RzZHNkO2ExO2E7YjE7czINCg==<text:line-break/><text:line-break/></text:p>
      <text:p text:style-name="Text_20_body_20_indent">Такой файл можно сформировать вручную. Данный файл является обычным текстовым файлом в одно байтовой кодировки ASCII. </text:p>
      <text:p text:style-name="Text_20_body_20_indent">Вы можете выделить приведенный пример и записать его в файл с расширением EML, а затем открыть его в почтовом клиенте (например: MOZILLA THUNDERBIRD или MICROSOFT OUTLOOK EXPRESS).</text:p>
      <text:p text:style-name="Text_20_body_20_indent">Письмо состоит из нескольких блоков, которые тоже делятся на под блоки и идут в следующей последовательности:</text:p>
      <text:list xml:id="list2105005773" text:style-name="L1">
        <text:list-item>
          <text:p text:style-name="P7"><text:soft-page-break/>Заголовок письма</text:p>
        </text:list-item>
        <text:list-item>
          <text:p text:style-name="P7">Тело письма</text:p>
        </text:list-item>
      </text:list>
      <text:h text:style-name="Heading_20_2" text:outline-level="2">Заголовок письма</text:h>
      <text:p text:style-name="Text_20_body_20_indent">Ниже приводиться часть примера отвечающая за заголовок.</text:p>
      <text:p text:style-name="code">X-Sendmail-Cmdline: sendmail_stub.pl -t -i<text:line-break/>Subject: test csv<text:line-break/>To: "witch.katya@gmail.com"<text:line-break/>MIME-Version: 1.0<text:line-break/>Content-Type: multipart/related;<text:line-break/> boundary="----------e838f15a9226cee74099c5f2f85cdd22"</text:p>
      <text:h text:style-name="Heading_20_3" text:outline-level="3">Заголовки письма</text:h>
      <text:p text:style-name="Text_20_body_20_indent">В заголовке указываются такие данные как кому отправить письмо, тело письма и прочее. Эти значения указываются в каждой строке: сначала указывается имя значения, а затем через двоеточие само значение.</text:p>
      <text:p text:style-name="Text_20_body_20_indent">Пример — указание куда отправить письмо:</text:p>
      <text:p text:style-name="code">To: "witch.katya@gmail.com"</text:p>
      <text:p text:style-name="Text_20_body_20_indent">Слово <text:span text:style-name="T3">To</text:span> — является зарезервированным и обозначает куда отправляется письмо, за ним следует двоеточие отделяющее зарезервированное слово от значения, после чего следует само значение. В данном случае значение взято в двойные кавычки, но это не обязательно.</text:p>
      <text:p text:style-name="Text_20_body_20_indent">Обратите внимание на расстановку пробелов. Обязательно следующие правило: </text:p>
      <text:list xml:id="list1402911661" text:style-name="L2">
        <text:list-item>
          <text:p text:style-name="P8">Перед зарезервированным словом не должно быть пробелов</text:p>
        </text:list-item>
        <text:list-item>
          <text:p text:style-name="P8">После <text:s/>зарезервированного слово должен сразу идти символ двоеточия</text:p>
        </text:list-item>
        <text:list-item>
          <text:p text:style-name="P8">После двоеточия должен быть пробел</text:p>
        </text:list-item>
        <text:list-item>
          <text:p text:style-name="P8">Только после этого идет само значение</text:p>
        </text:list-item>
      </text:list>
      <text:p text:style-name="Text_20_body_20_indent">Возможны следующие значения (весь список возможных значений можно найти в RFC документах)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">Значение</text:p>
          </table:table-cell>
          <table:table-cell table:style-name="Таблица1.A1" office:value-type="string">
            <text:p text:style-name="P2">Описание</text:p>
          </table:table-cell>
          <table:table-cell table:style-name="Таблица1.A1" office:value-type="string">
            <text:p text:style-name="P2">Пример</text:p>
          </table:table-cell>
          <table:table-cell table:style-name="Таблица1.A1" office:value-type="string">
            <text:p text:style-name="P2">Нужно указывать</text:p>
          </table:table-cell>
        </table:table-row>
        <table:table-row>
          <table:table-cell table:style-name="Таблица1.A2" office:value-type="string">
            <text:p text:style-name="Table_20_Contents">To</text:p>
          </table:table-cell>
          <table:table-cell table:style-name="Таблица1.A2" office:value-type="string">
            <text:p text:style-name="Table_20_Contents">Куда отправляется письмо</text:p>
          </table:table-cell>
          <table:table-cell table:style-name="Таблица1.A2" office:value-type="string">
            <text:p text:style-name="Table_20_Contents">To: "witch.katya@gmail.com"</text:p>
          </table:table-cell>
          <table:table-cell table:style-name="Таблица1.A2" office:value-type="string">
            <text:p text:style-name="Table_20_Contents">нет</text:p>
          </table:table-cell>
        </table:table-row>
        <table:table-row>
          <table:table-cell table:style-name="Таблица1.A3" office:value-type="string">
            <text:p text:style-name="Table_20_Contents">Subject</text:p>
          </table:table-cell>
          <table:table-cell table:style-name="Таблица1.A3" office:value-type="string">
            <text:p text:style-name="Table_20_Contents">Тема письма</text:p>
          </table:table-cell>
          <table:table-cell table:style-name="Таблица1.A3" office:value-type="string">
            <text:p text:style-name="Table_20_Contents">Subject: test csv</text:p>
          </table:table-cell>
          <table:table-cell table:style-name="Таблица1.A3" office:value-type="string">
            <text:p text:style-name="Table_20_Contents">нет</text:p>
          </table:table-cell>
        </table:table-row>
        <table:table-row>
          <table:table-cell table:style-name="Таблица1.A2" office:value-type="string">
            <text:p text:style-name="Table_20_Contents">MIME-Version</text:p>
          </table:table-cell>
          <table:table-cell table:style-name="Таблица1.A2" office:value-type="string">
            <text:p text:style-name="Table_20_Contents">Версия используемая для кодирования письма</text:p>
          </table:table-cell>
          <table:table-cell table:style-name="Таблица1.A2" office:value-type="string">
            <text:p text:style-name="Table_20_Contents">MIME-Version: 1.0</text:p>
          </table:table-cell>
          <table:table-cell table:style-name="Таблица1.A2" office:value-type="string">
            <text:p text:style-name="Table_20_Contents">да</text:p>
          </table:table-cell>
        </table:table-row>
        <text:soft-page-break/>
        <table:table-row>
          <table:table-cell table:style-name="Таблица1.A3" office:value-type="string">
            <text:p text:style-name="Table_20_Contents">Content-Type</text:p>
          </table:table-cell>
          <table:table-cell table:style-name="Таблица1.A3" office:value-type="string">
            <text:p text:style-name="Table_20_Contents">Тип содержимого</text:p>
          </table:table-cell>
          <table:table-cell table:style-name="Таблица1.A3" office:value-type="string">
            <text:p text:style-name="Table_20_Contents">Content-Type: multipart/related;</text:p>
            <text:p text:style-name="Table_20_Contents"><text:s/>boundary="----------e838f15a9226cee74099c5f2f85cdd22"</text:p>
          </table:table-cell>
          <table:table-cell table:style-name="Таблица1.A3" office:value-type="string">
            <text:p text:style-name="Table_20_Contents">да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</table:table>
      <text:p text:style-name="Text_20_body_20_indent"><text:line-break/>Заголовок <text:span text:style-name="T3">MIME-Version</text:span> указывает версию файла, она должна быть 1.0.</text:p>
      <text:p text:style-name="Text_20_body_20_indent">Заголовок <text:span text:style-name="T3">Content-Type</text:span> указывает на тип содежимого тела письма. У него указано два значения:</text:p>
      <text:list xml:id="list294177456" text:style-name="L3">
        <text:list-item>
          <text:p text:style-name="P9"><text:span text:style-name="T3">multipart/related</text:span> — Указывает на то, что тело <text:s/>содержит смешанное содержимое (вложения)</text:p>
        </text:list-item>
        <text:list-item>
          <text:p text:style-name="P9">Через точку с запятой указывается второе значение <text:span text:style-name="T3">boundary</text:span> — оно отделяет одно вложение письма от другого вложения.</text:p>
        </text:list-item>
      </text:list>
      <text:p text:style-name="Text_20_body_20_indent"/>
      <text:h text:style-name="Heading_20_2" text:outline-level="2">Тело письма</text:h>
      <text:p text:style-name="Text_20_body_20_indent">Вот ниже приведено тело обыкновенного письма с вложением.</text:p>
      <text:p text:style-name="code">This is a multi-part message in MIME format.<text:line-break/><text:line-break/>------------e838f15a9226cee74099c5f2f85cdd22<text:line-break/><text:span text:style-name="T3">Content-Type</text:span>: text/html; charset="windows-1251"<text:line-break/><text:span text:style-name="T3">Content-Transfer-Encoding</text:span>: <text:span text:style-name="T3">base64</text:span><text:line-break/><text:line-break/>Pgh0bWw+PGJvZHk+3fLuIO08Yj7gPC9iPu/o8eDrIPHg7O7v4Ov87fvpIPDu4e7yPC9i<text:line-break/>b2R5PjwvaHRtbD4NCg==<text:line-break/><text:line-break/>------------e838f15a9226cee74099c5f2f85cdd22<text:line-break/><text:span text:style-name="T3">Content-Type</text:span>: application/octet-stream; name="excel.csv"<text:line-break/><text:span text:style-name="T3">Content-Transfer-Encoding</text:span>: <text:span text:style-name="T3">base64</text:span><text:line-break/>Content-Disposition: inline;<text:line-break/> filename="excel.csv"<text:line-break/><text:line-break/>1ODs6Ovo/ztlMTtlMjtkMTtzZWxlY3QNCnNzc2RzZHNkO2ExO2E7YjE7czINCg==</text:p>
      <text:h text:style-name="Heading_20_3" text:outline-level="3">Структура вложения</text:h>
      <text:p text:style-name="Text_20_body_20_indent">Структура самого вложения проста. Оно также состоит из заголовков и тела. Заголовки — это пары ключ/значение. Так заголовок <text:span text:style-name="T3">Content-type</text:span> указывает на тип содержимого, а так же может указывать на имя файла, а <text:span text:style-name="T3">Content-Transfer-encoding</text:span> — на способ кодирования тела. <text:span text:style-name="T3">Content-disposition </text:span>— точно не помню, но если глянуть на письмо, то можно смело сказать, что это вложенный <text:soft-page-break/>файл, а не текст письма.</text:p>
      <text:p text:style-name="Text_20_body_20_indent">Так в первом и во втором вложении указывается, что применяется алгоритм <text:span text:style-name="T3">base64</text:span> кодирование тела вложения.</text:p>
      <text:p text:style-name="Text_20_body_20_indent">Как с заголовками письма, так и заголовками вложений знайте, что заголовок от содержимого отделяется двумя переносами строк.</text:p>
      <text:h text:style-name="Heading_20_3" text:outline-level="3">Вложения</text:h>
      <text:p text:style-name="code">This is a multi-part message in MIME format.<text:line-break/></text:p>
      <text:p text:style-name="Text_20_body_20_indent">В этом заголовке просто пишется обычный текст, что письмо имеет вложенный MIME формат и все. Потом идет отделяющая линия <text:span text:style-name="T3">boundary</text:span> и поехало само вложение.</text:p>
      <text:p text:style-name="Text_20_body_20_indent"/>
      <text:p text:style-name="code">Content-Type: <text:span text:style-name="T3">text/html</text:span>; charset="<text:span text:style-name="T3">windows-1251</text:span>"<text:line-break/>Content-Transfer-Encoding: <text:span text:style-name="T3">base64</text:span><text:line-break/><text:line-break/>Pgh0bWw+PGJvZHk+3fLuIO08Yj7gPC9iPu/o8eDrIPHg7O7v4Ov87fvpIPDu4e7yPC9i<text:line-break/>b2R5PjwvaHRtbD4NCg==</text:p>
      <text:p text:style-name="Text_20_body_20_indent">Первое вложение собственно говоря — это текст письма, в кодировке windows-1251 и формате html. А вот тело вложения закодировано алгоритмом base64.</text:p>
      <text:p text:style-name="Text_20_body_20_indent"/>
      <text:p text:style-name="code">Content-Type: <text:span text:style-name="T3">application/octet-stream</text:span>; name="<text:span text:style-name="T3">excel.csv</text:span>"<text:line-break/>Content-Transfer-Encoding: <text:span text:style-name="T3">base64</text:span><text:line-break/>Content-Disposition: <text:span text:style-name="T3">inline</text:span>;<text:line-break/> filename="<text:span text:style-name="T3">excel.csv</text:span>"<text:line-break/><text:line-break/>1ODs6Ovo/ztlMTtlMjtkMTtzZWxlY3QNCnNzc2RzZHNkO2ExO2E7YjE7czINCg==</text:p>
      <text:p text:style-name="Text_20_body_20_indent">А это второе вложение. Здесь указано, что это некие бинарные данные (application/octet-stream), и имя их (читаем имя файла) excel.csv. Ну и вложение является встроенным (inline).</text:p>
      <text:p text:style-name="Text_20_body_20_indent">И совет, используйте первое вложение как текст письма, а последующие для вложений файлов.</text:p>
      <text:h text:style-name="Heading_20_3" text:outline-level="3">Значение boundary</text:h>
      <text:p text:style-name="code">------------e838f15a9226cee74099c5f2f85cdd22</text:p>
      <text:p text:style-name="Text_20_body_20_indent">Это забавное значение, вовсе не обязательно должно быть таким, какое вы видите, буквы и цифры это собственно могут быть любыми, и их количество, так и количество знаков тире может быть любым. Просто само это значение служит чтобы отделить одно вложение от другого.</text:p>
      <text:p text:style-name="Text_20_body_20_inden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Courier 10 Pitch" svg:font-family="'Courier 10 Pitch'" style:font-adornments="Обычный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horndale AMT" svg:font-family="'Thorndale AMT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Verdana" svg:font-family="Verdana" style:font-adornments="Обычный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Первый_20_абзац" style:class="text" style:master-page-name="">
      <style:paragraph-properties fo:margin-left="0cm" fo:margin-right="0cm" fo:margin-top="0.423cm" fo:margin-bottom="0.212cm" fo:orphans="0" fo:widows="0" fo:text-indent="0cm" style:auto-text-indent="false" style:page-number="auto" style:shadow="none" fo:keep-with-next="always"/>
      <style:text-properties style:font-name="Times New Roman" fo:font-size="14pt" fo:font-style="italic" fo:font-weight="bold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fo:text-align="justify" style:justify-single-word="false" fo:orphans="0" fo:widows="0" fo:text-indent="0.499cm" style:auto-text-indent="false" style:page-number="auto" fo:background-color="transparent" style:shadow="none" fo:keep-with-next="auto">
        <style:tab-stops/>
        <style:drop-cap/>
        <style:background-image/>
      </style:paragraph-properties>
      <style:text-properties fo:font-size="13pt" fo:letter-spacing="normal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Первый_20_абзац" style:auto-update="true" style:default-outline-level="1" style:class="text" style:master-page-name="">
      <style:paragraph-properties fo:orphans="0" fo:widows="0" style:page-number="auto" fo:break-before="auto" fo:break-after="auto" fo:keep-with-next="auto"/>
      <style:text-properties fo:font-size="26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2" style:display-name="Heading 2" style:family="paragraph" style:parent-style-name="Title" style:next-style-name="Первый_20_абзац" style:auto-update="true" style:default-outline-level="2" style:class="text" style:master-page-name="">
      <style:paragraph-properties fo:orphans="2" fo:widows="2" style:page-number="auto" fo:background-color="transparent" fo:padding="0cm" fo:border="none" style:shadow="none" style:join-border="false">
        <style:background-image/>
      </style:paragraph-properties>
      <style:text-properties fo:font-size="22pt"/>
    </style:style>
    <style:style style:name="Heading_20_3" style:display-name="Heading 3" style:family="paragraph" style:parent-style-name="Title" style:next-style-name="Первый_20_абзац" style:auto-update="true" style:default-outline-level="3" style:class="text" style:master-page-name="">
      <style:paragraph-properties style:page-number="auto" fo:padding="0cm" fo:border="none" style:shadow="none" style:join-border="false"/>
      <style:text-properties fo:font-size="18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Тема" style:family="paragraph" style:parent-style-name="Standard" style:class="text" style:master-page-name="">
      <style:paragraph-properties fo:margin-top="0cm" fo:margin-bottom="0.499cm" fo:text-align="center" style:justify-single-word="false" style:page-number="auto">
        <style:tab-stops>
          <style:tab-stop style:position="17.013cm" style:type="right"/>
        </style:tab-stops>
      </style:paragraph-properties>
      <style:text-properties style:font-name="Times New Roman1" fo:font-size="16pt" fo:font-weight="bold" style:font-size-asian="12pt" style:font-size-complex="12pt"/>
    </style:style>
    <style:style style:name="Пример" style:family="paragraph" style:parent-style-name="Text_20_body_20_indent" style:auto-update="true">
      <style:paragraph-properties fo:text-align="start" style:justify-single-word="false" fo:background-color="#e6e6e6" fo:padding="0.101cm" fo:border="0.002cm solid #000000" style:shadow="none">
        <style:background-image/>
      </style:paragraph-properties>
      <style:text-properties style:font-name="Courier New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 style:auto-update="true" style:list-style-name="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 fo:background-color="transparent" fo:padding="0.101cm" fo:border-left="0.088cm solid #000000" fo:border-right="none" fo:border-top="none" fo:border-bottom="none" style:shadow="none" style:text-autospace="none">
        <style:tab-stops/>
        <style:background-image/>
      </style:paragraph-properties>
      <style:text-properties style:font-name="Courier 10 Pitch" fo:font-size="9pt" fo:font-weight="normal" style:font-name-asian="FreeMono" style:font-size-asian="9pt" style:font-name-complex="FreeMono" style:font-size-complex="9pt"/>
    </style:style>
    <style:style style:name="First_20_line_20_indent" style:display-name="First line indent" style:family="paragraph" style:parent-style-name="Text_20_body" style:next-style-name="Text_20_body" style:auto-update="true" style:class="text" style:master-page-name="">
      <style:paragraph-properties fo:margin-left="0cm" fo:margin-right="0cm" fo:text-indent="0cm" style:auto-text-indent="false" style:page-number="auto" fo:background-color="transparent">
        <style:drop-cap style:lines="2" style:distance="0.101cm"/>
        <style:background-image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Title" style:next-style-name="Первый_20_абзац" style:auto-update="true" style:default-outline-level="4" style:class="text">
      <style:paragraph-properties fo:padding="0cm" fo:border="none" style:shadow="none" style:join-border="false"/>
      <style:text-properties fo:font-size="16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First_20_line_20_indent" style:auto-update="true" style:default-outline-level="5" style:class="text">
      <style:paragraph-properties fo:padding="0cm" fo:border="none" style:shadow="none"/>
      <style:text-properties fo:font-size="16pt" fo:font-weight="bold" style:font-size-asian="85%" style:font-weight-asian="bold" style:font-size-complex="85%" style:font-weight-complex="bold"/>
    </style:style>
    <style:style style:name="Первый_20_абзац" style:display-name="Первый абзац" style:family="paragraph" style:parent-style-name="Text_20_body" style:next-style-name="Text_20_body" style:auto-update="true" style:class="text">
      <style:paragraph-properties fo:margin-left="0cm" fo:margin-right="0cm" fo:text-indent="0cm" style:auto-text-indent="false">
        <style:drop-cap style:lines="2" style:distance="0.199cm"/>
      </style:paragraph-properties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Signature" style:family="paragraph" style:parent-style-name="Standard" style:class="text">
      <style:paragraph-properties fo:text-align="end" style:justify-single-word="false" text:number-lines="false" text:line-number="0"/>
      <style:text-properties fo:font-style="italic" style:font-size-asian="10.5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88cm 0.035cm" fo:padding="0cm" fo:border-left="none" fo:border-right="none" fo:border-top="none" fo:border-bottom="0.125cm double #000000" style:shadow="none"/>
      <style:text-properties fo:font-style="italic" style:font-style-asian="italic" style:font-style-complex="italic"/>
    </style:style>
    <style:style style:name="MT1" style:family="text">
      <style:text-properties fo:color="#000000" style:text-underline-style="none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.3cm" fo:margin-bottom="3.5cm" fo:margin-left="2.3cm" fo:margin-right="2.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a xlink:type="simple" xlink:href="htt://cofe.tv"><text:span text:style-name="MT1">Cofe.tv</text:span></text:a><text:tab/><text:span text:style-name="MT2"><text:chapter text:display="name" text:outline-level="1">Формат писем multipart/related</text:chapter></text:span><text:tab/>от <text:modification-date style:data-style-name="N84">2010-11-29</text:modification-date></text:p>
      </style:header>
      <style:footer>
        <text:p text:style-name="Footer"><text:tab/><text:tab/><text:span text:style-name="MT3"><text:page-number text:select-page="current">4</text:page-number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email-attachment</dc:title>
    <dc:subject>Отправка писем с вложением файлов (формат multipart/related)</dc:subject>
    <meta:creation-date>2008-02-17T21:29:01</meta:creation-date>
    <dc:creator>Камнев Георгий</dc:creator>
    <dc:date>2010-11-29T01:27:57</dc:date>
    <meta:editing-cycles>12</meta:editing-cycles>
    <meta:editing-duration>PT03H20M03S</meta:editing-duration>
    <meta:document-statistic meta:table-count="1" meta:image-count="0" meta:object-count="0" meta:page-count="4" meta:paragraph-count="72" meta:word-count="693" meta:character-count="5990"/>
    <meta:user-defined meta:name="Info 1"/>
    <meta:user-defined meta:name="Info 2"/>
    <meta:user-defined meta:name="Info 3"/>
    <meta:user-defined meta:name="Info 4"/>
    <meta:template xlink:type="simple" xlink:actuate="onRequest" xlink:title="gocha-style-v2" xlink:href="../../.openoffice.org2/user/template/gocha-style-v2.ott" meta:date="2008-02-17T21:29:00"/>
  </office:meta>
</office:document-meta>
</file>